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1694" officeooo:paragraph-rsid="000a1694"/>
    </style:style>
    <style:style style:name="P2" style:family="paragraph" style:parent-style-name="Standard" style:list-style-name="L1">
      <style:text-properties officeooo:rsid="000a1694" officeooo:paragraph-rsid="000a1694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a1694" officeooo:paragraph-rsid="000a1694"/>
    </style:style>
    <style:style style:name="P4" style:family="paragraph" style:parent-style-name="Standard" style:list-style-name="L1">
      <style:paragraph-properties>
        <style:tab-stops>
          <style:tab-stop style:position="2.722cm"/>
        </style:tab-stops>
      </style:paragraph-properties>
      <style:text-properties officeooo:rsid="000a1694" officeooo:paragraph-rsid="000a1694"/>
    </style:style>
    <style:style style:name="P5" style:family="paragraph" style:parent-style-name="Standard">
      <style:text-properties fo:font-weight="bold" officeooo:rsid="000a1694" officeooo:paragraph-rsid="000a1694" style:font-weight-asian="bold" style:font-weight-complex="bold"/>
    </style:style>
    <style:style style:name="P6" style:family="paragraph" style:parent-style-name="Standard" style:list-style-name="L1">
      <style:text-properties fo:font-weight="bold" officeooo:rsid="000a1694" officeooo:paragraph-rsid="000a1694" style:font-weight-asian="bold" style:font-weight-complex="bold"/>
    </style:style>
    <style:style style:name="P7" style:family="paragraph" style:parent-style-name="Standard">
      <style:text-properties fo:font-weight="normal" officeooo:rsid="000a1694" officeooo:paragraph-rsid="000a169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0b3" style:font-weight-asian="bold" style:font-weight-complex="bold"/>
    </style:style>
    <style:style style:name="T3" style:family="text">
      <style:text-properties fo:background-color="transparent" loext:char-shading-value="0" style:text-overline-style="solid" style:text-overline-width="auto" style:text-overline-color="font-color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officeooo:rsid="000b50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iedrich Stiftung, Schiffgraben 42, 30175 Hannover</text:p>
      <text:p text:style-name="P1"/>
      <text:p text:style-name="P5">Antrag auf finanzielle Förderung von Projekten durch die Friedrich Stiftung</text:p>
      <text:p text:style-name="P5"/>
      <text:list xml:id="list3463000671572592419" text:style-name="L1">
        <text:list-item>
          <text:p text:style-name="P3"><text:span text:style-name="T1">Thema des Projekt</text:span><text:span text:style-name="T2">e</text:span><text:span text:style-name="T1">s:</text:span></text:p>
          <text:p text:style-name="P3">Matheschülerzirkel Augsburg</text:p>
          <text:p text:style-name="P3"/>
        </text:list-item>
        <text:list-item>
          <text:p text:style-name="P6">Antragsteller:</text:p>
          <text:p text:style-name="P2">Ingo Blechschmidt, <text:span text:style-name="T5">Doktorand in Mathematik (Alter: 26)</text:span></text:p>
          <text:p text:style-name="P2">Lehrstuhl für Algebra und Zahlentheorie, Universitätsstraße 14, 86159 Augsburg</text:p>
          <text:p text:style-name="P2"/>
        </text:list-item>
        <text:list-item>
          <text:p text:style-name="P6">Art der Forschung/des Projekt<text:span text:style-name="T5">e</text:span>s:</text:p>
          <text:p text:style-name="P2">Wir sind etwa 20 MitarbeiterInnen und StudentInnen, die in kleinen Gruppen <text:span text:style-name="T5">ehrenamtlich </text:span>SchülerInnen betreuen.</text:p>
          <text:p text:style-name="P2"/>
        </text:list-item>
        <text:list-item>
          <text:p text:style-name="P6">Dauer des Projekt<text:span text:style-name="T5">e</text:span>s:</text:p>
          <text:p text:style-name="P2">unbefristet; speziell das Mathecamp: eine Woche in den Sommerferien 2015</text:p>
          <text:p text:style-name="P2"/>
        </text:list-item>
        <text:list-item>
          <text:p text:style-name="P6">Beschreibung des Förderprojekt<text:span text:style-name="T5">e</text:span>s:</text:p>
          <text:p text:style-name="P2">Wir richten uns an SchülerInnen der Klassenstufen 5 bis 12 aller weiterführenden Schulen, die Spaß und Interesse an Mathematik haben. Wir bieten zweiwöchentliche Treffen in kleinen Gruppen, schriftliche Korrespondenz, ein jährliches Mathecamp und diverse kleinere Veranstaltungen.</text:p>
          <text:p text:style-name="P2"/>
        </text:list-item>
        <text:list-item>
          <text:p text:style-name="P6">Art und Weise der Verwendung für beantragte Mittel:</text:p>
          <text:p text:style-name="P2">zur Reduktion des Eigenbeitrags der TeilnehmerInnen am Mathecamp 2015 (120 € statt mehr als 230 €)</text:p>
          <text:p text:style-name="P2"/>
        </text:list-item>
        <text:list-item>
          <text:p text:style-name="P6">Höhe des beantragten Förderbetrag<text:span text:style-name="T5">e</text:span>s in €:</text:p>
          <text:p text:style-name="P2">10.000 €, zehntausend Euro.</text:p>
          <text:p text:style-name="P2"/>
        </text:list-item>
        <text:list-item>
          <text:p text:style-name="P6">Bankverbindung zur Überweisung des Förderbetrag<text:span text:style-name="T5">e</text:span>s:</text:p>
          <text:p text:style-name="P4">Bank:<text:tab/>Stadtsparkasse Augsburg</text:p>
          <text:p text:style-name="P4">Konto-Nr.:<text:tab/>0810623223</text:p>
          <text:p text:style-name="P4">BLZ: <text:tab/>72050000</text:p>
          <text:p text:style-name="P4">Kontoinhaber:<text:tab/>Mathematisch-Physikalischer Verein e.V.</text:p>
          <text:p text:style-name="P4">IBAN:<text:tab/>DE08 7205 0000 0810 6232 23</text:p>
          <text:p text:style-name="P4">BIC:<text:tab/>AUGSDE77</text:p>
          <text:p text:style-name="P2"/>
        </text:list-item>
        <text:list-item>
          <text:p text:style-name="P6">Ein Ergebnisbericht wird unmittelbar nach Abschluss des geförderten Vorhabens auch mit Vorlage einer etwaigen Dokumentation vorgelegt.</text:p>
        </text:list-item>
      </text:list>
      <text:p text:style-name="P5"/>
      <text:p text:style-name="P5"/>
      <text:p text:style-name="P5"/>
      <text:p text:style-name="P5"/>
      <text:p text:style-name="P7"><text:span text:style-name="T3">Ort und Datum <text:s text:c="33"/></text:span><text:tab/><text:tab/><text:tab/><text:tab/><text:span text:style-name="T4">Unterschrift des Antragstellers <text:s text:c="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1:25:07.974577503</meta:creation-date>
    <meta:print-date>2014-09-25T11:35:27.535518259</meta:print-date>
    <dc:date>2014-09-25T12:32:23.370832239</dc:date>
    <meta:editing-duration>PT52M5S</meta:editing-duration>
    <meta:editing-cycles>1</meta:editing-cycles>
    <meta:document-statistic meta:table-count="0" meta:image-count="0" meta:object-count="0" meta:page-count="1" meta:paragraph-count="26" meta:word-count="198" meta:character-count="1545" meta:non-whitespace-character-count="1329"/>
    <meta:generator>LibreOffice/4.2.6.3$Linux_X86_64 LibreOffice_project/420m0$Build-3</meta:generator>
  </office:meta>
</office:document-meta>
</file>